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>
      <style:text-properties style:font-name="Liberation Mono" fo:font-size="10.5pt" style:font-size-asian="10.5pt" style:font-size-complex="10.5pt"/>
    </style:style>
    <style:style style:name="P4" style:family="paragraph" style:parent-style-name="Preformatted_20_Text">
      <style:text-properties fo:color="#000000" loext:opacity="100%" style:font-name="Liberation Serif" fo:font-size="12pt" style:font-size-asian="12pt" style:font-size-complex="12pt"/>
    </style:style>
    <style:style style:name="P5" style:family="paragraph" style:parent-style-name="Preformatted_20_Text">
      <style:text-properties fo:color="#000000" loext:opacity="100%"/>
    </style:style>
    <style:style style:name="P6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7" style:family="paragraph" style:parent-style-name="Preformatted_20_Text">
      <style:text-properties style:font-name="Liberation Serif" fo:font-size="12pt" style:font-size-asian="12pt" style:font-size-complex="12pt"/>
    </style:style>
    <style:style style:name="P8" style:family="paragraph" style:parent-style-name="Preformatted_20_Text" style:list-style-name="L1"/>
    <style:style style:name="P9" style:family="paragraph" style:parent-style-name="Preformatted_20_Text" style:list-style-name="L1">
      <style:text-properties fo:color="#000000" loext:opacity="100%" style:font-name="Liberation Serif" fo:font-size="12pt" style:font-size-asian="12pt" style:font-size-complex="12pt"/>
    </style:style>
    <style:style style:name="P10" style:family="paragraph" style:parent-style-name="Preformatted_20_Text" style:list-style-name="L1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P11" style:family="paragraph" style:parent-style-name="Preformatted_20_Text" style:list-style-name="L1">
      <style:text-properties fo:color="#000000" loext:opacity="100%"/>
    </style:style>
    <style:style style:name="P12" style:family="paragraph" style:parent-style-name="Preformatted_20_Text" style:list-style-name="L1">
      <style:text-properties style:font-name="Liberation Serif" fo:font-size="12pt" style:font-size-asian="12pt" style:font-size-complex="12pt"/>
    </style:style>
    <style:style style:name="P13" style:family="paragraph" style:parent-style-name="Standard" style:master-page-name="MP0">
      <style:paragraph-properties style:page-number="auto" fo:break-before="page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5"/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Liberation Serif" fo:font-size="12pt" style:font-size-asian="12pt" style:font-size-complex="12pt"/>
    </style:style>
    <style:style style:name="T8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loext:opacity="100%" style:text-position="super 65%"/>
    </style:style>
    <style:style style:name="T10" style:family="text">
      <style:text-properties fo:font-size="9.5pt" style:font-size-asian="9.5pt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nux Commands</text:p>
      <text:p text:style-name="Standard"/>
      <text:list xml:id="list3428358245" text:style-name="L1">
        <text:list-item>
          <text:p text:style-name="P14">Using grep</text:p>
          <text:list>
            <text:list-item>
              <text:p text:style-name="P14">to search all files and folders:<text:span text:style-name="Default_20_Paragraph_20_Font"><text:span text:style-name="T1"> grep -r word dir-name</text:span></text:span></text:p>
            </text:list-item>
            <text:list-item>
              <text:p text:style-name="P14"><text:span text:style-name="Default_20_Paragraph_20_Font"><text:span text:style-name="T1">to search help: </text:span></text:span><text:a xlink:type="simple" xlink:href="https://askubuntu.com/questions/1164743/how-to-use-grep-to-search-through-the-help-output" office:target-frame-name="_top" xlink:show="replace" text:style-name="Internet_20_link" text:visited-style-name="Visited_20_Internet_20_Link"><text:span text:style-name="Default_20_Paragraph_20_Font"><text:span text:style-name="T1">https://askubuntu.com/questions/1164743/how-to-use-grep-to-search-through-the-help-output</text:span></text:span></text:a></text:p>
            </text:list-item>
            <text:list-item>
              <text:p text:style-name="P14">Multiple patterns<text:span text:style-name="Default_20_Paragraph_20_Font"><text:span text:style-name="T1">: grep ‘pattern1\|pattern2’ file ...</text:span></text:span></text:p>
            </text:list-item>
          </text:list>
        </text:list-item>
      </text:list>
      <text:p text:style-name="Standard"/>
      <text:list xml:id="list112547322589623" text:continue-numbering="true" text:style-name="L1">
        <text:list-item>
          <text:p text:style-name="P14">To run shell script</text:p>
        </text:list-item>
      </text:list>
      <text:p text:style-name="Preformatted_20_Text"><text:span text:style-name="Source_20_Text">chmod +x /path/to/yourscript.sh</text:span></text:p>
      <text:p text:style-name="Preformatted_20_Text"><text:span text:style-name="Source_20_Text">/path/to/yourscript.sh</text:span></text:p>
      <text:p text:style-name="Preformatted_20_Text"/>
      <text:list xml:id="list112548426854396" text:continue-numbering="true" text:style-name="L1">
        <text:list-item>
          <text:p text:style-name="P14">Change to root</text:p>
        </text:list-item>
      </text:list>
      <text:p text:style-name="Preformatted_20_Text"><text:span text:style-name="Source_20_Text">sudo -i</text:span></text:p>
      <text:p text:style-name="Preformatted_20_Text"/>
      <text:list xml:id="list112547071001607" text:continue-numbering="true" text:style-name="L1">
        <text:list-item>
          <text:p text:style-name="P14">Delete files from usr/local</text:p>
        </text:list-item>
      </text:list>
      <text:p text:style-name="Standard"><text:tab/><text:span text:style-name="Source_20_Text"><text:span text:style-name="T3">cd /usr/local/src</text:span></text:span></text:p>
      <text:p text:style-name="Standard"><text:span text:style-name="Source_20_Text"><text:span text:style-name="T3"><text:tab/>sudo rm ./file-name (rm -r to delete the entire folder)</text:span></text:span></text:p>
      <text:p text:style-name="Standard"/>
      <text:list xml:id="list3081953844" text:style-name="L2">
        <text:list-item>
          <text:p text:style-name="P15"><text:span text:style-name="Source_20_Text"><text:span text:style-name="T4">Deleting all files</text:span></text:span></text:p>
        </text:list-item>
      </text:list>
      <text:p text:style-name="Standard"><text:span text:style-name="Source_20_Text"><text:span text:style-name="T3">rm -i dir/* (deletes only files)</text:span></text:span></text:p>
      <text:p text:style-name="P1"><text:span text:style-name="Source_20_Text"><text:tab/>rm -r path_to_dir/* (deletes both files and directories)</text:span></text:p>
      <text:list xml:id="list112516357209824" text:style-name="L1">
        <text:list-item>
          <text:p text:style-name="P14">Creating symbolic link</text:p>
        </text:list-item>
      </text:list>
      <text:p text:style-name="P2">ln -s source symbolic_link</text:p>
      <text:p text:style-name="Standard"/>
      <text:list xml:id="list112549020420956" text:continue-numbering="true" text:style-name="L1">
        <text:list-item>
          <text:p text:style-name="P9">Finding (?)</text:p>
        </text:list-item>
      </text:list>
      <text:p text:style-name="P5">find /path/to/dir -newermt "date"</text:p>
      <text:p text:style-name="P5"/>
      <text:list xml:id="list112548674577181" text:continue-numbering="true" text:style-name="L1">
        <text:list-item>
          <text:p text:style-name="P9">Finding any file by filename (starting from root)</text:p>
        </text:list-item>
      </text:list>
      <text:p text:style-name="Preformatted_20_Text"><text:span text:style-name="Default_20_Paragraph_20_Font"><text:span text:style-name="T6">sudo find / -name “xelatex</text:span></text:span>”</text:p>
      <text:p text:style-name="P5"/>
      <text:list xml:id="list112547943561929" text:continue-numbering="true" text:style-name="L1">
        <text:list-item>
          <text:p text:style-name="P9">To copy contents of a file to clipboard</text:p>
        </text:list-item>
      </text:list>
      <text:p text:style-name="P5">cat source.c | xclip -selection c</text:p>
      <text:p text:style-name="P5"/>
      <text:list xml:id="list112547291144647" text:continue-numbering="true" text:style-name="L1">
        <text:list-item>
          <text:p text:style-name="P9">To find (or locate) a file and open it using xdg-open</text:p>
        </text:list-item>
      </text:list>
      <text:p text:style-name="P5">find ~/ -iname "linux_commands.odt" | xargs xdg-open</text:p>
      <text:list xml:id="list112547114813643" text:continue-numbering="true" text:style-name="L1">
        <text:list-item>
          <text:list>
            <text:list-item>
              <text:p text:style-name="P8"><text:a xlink:type="simple" xlink:href="https://stackoverflow.com/questions/17124288/xdg-open-doesnt-work-when-another-commands-output-is-piped-to-it" office:target-frame-name="_top" xlink:show="replace" text:style-name="Internet_20_link" text:visited-style-name="Visited_20_Internet_20_Link"><text:span text:style-name="Default_20_Paragraph_20_Font"><text:span text:style-name="T7">https://stackoverflow.com/questions/17124288/xdg-open-doesnt-work-when-another-commands-output-is-piped-to-it</text:span></text:span></text:a></text:p>
            </text:list-item>
          </text:list>
        </text:list-item>
      </text:list>
      <text:p text:style-name="P5"/>
      <text:list xml:id="list112547258700747" text:continue-numbering="true" text:style-name="L1">
        <text:list-item>
          <text:p text:style-name="P11">To search for a word in a file (starting from any directory)</text:p>
        </text:list-item>
      </text:list>
      <text:p text:style-name="P5"/>
      <text:list xml:id="list112548563711365" text:continue-numbering="true" text:style-name="L1">
        <text:list-item>
          <text:p text:style-name="P9">Piping with vs. without xargs</text:p>
          <text:list>
            <text:list-item>
              <text:p text:style-name="P8"><text:a xlink:type="simple" xlink:href="https://stackoverflow.com/questions/35589179/when-to-use-xargs-when-piping/35590714" office:target-frame-name="_top" xlink:show="replace" text:style-name="Internet_20_link" text:visited-style-name="Visited_20_Internet_20_Link"><text:span text:style-name="Default_20_Paragraph_20_Font"><text:span text:style-name="T7">https://stackoverflow.com/questions/35589179/when-to-use-xargs-when-piping/35590714</text:span></text:span></text:a></text:p>
            </text:list-item>
            <text:list-item>
              <text:p text:style-name="P9">Pipe with xargs =&gt; argument to next command; pipe without xargs =&gt; content to next command (See example with ls and grep)</text:p>
            </text:list-item>
          </text:list>
        </text:list-item>
      </text:list>
      <text:p text:style-name="P4"/>
      <text:list xml:id="list112547819468981" text:continue-numbering="true" text:style-name="L1">
        <text:list-item>
          <text:p text:style-name="P9">Searching for hypheanted text in man</text:p>
        </text:list-item>
      </text:list>
      <text:p text:style-name="P5">man grep | grep -- -l</text:p>
      <text:p text:style-name="P5">(grep [options] pattern [files])</text:p>
      <text:p text:style-name="P5"/>
      <text:list xml:id="list112547545903007" text:continue-numbering="true" text:style-name="L1">
        <text:list-item>
          <text:p text:style-name="P9">To read the first x lines of a file</text:p>
          <text:list>
            <text:list-item>
              <text:p text:style-name="P11">head -n x [FILE]</text:p>
            </text:list-item>
          </text:list>
        </text:list-item>
      </text:list>
      <text:p text:style-name="P5"/>
      <text:list xml:id="list112547336280970" text:continue-numbering="true" text:style-name="L1">
        <text:list-item>
          <text:p text:style-name="P9">To read selected sections of a file</text:p>
          <text:list>
            <text:list-item>
              <text:p text:style-name="P11">cut -d ‘ ’ -f 4</text:p>
              <text:list>
                <text:list-item>
                  <text:p text:style-name="P8"><text:soft-page-break/><text:span text:style-name="Default_20_Paragraph_20_Font"><text:span text:style-name="T6">The above command when executed separates elements based on ‘ ’ (space delimiter) and reads the 4</text:span></text:span><text:span text:style-name="Default_20_Paragraph_20_Font"><text:span text:style-name="T9">th</text:span></text:span><text:span text:style-name="Default_20_Paragraph_20_Font"><text:span text:style-name="T6"> word</text:span></text:span></text:p>
                </text:list-item>
              </text:list>
            </text:list-item>
          </text:list>
        </text:list-item>
      </text:list>
      <text:p text:style-name="P5"/>
      <text:list xml:id="list112547120705279" text:continue-numbering="true" text:style-name="L1">
        <text:list-item>
          <text:p text:style-name="P9">Sorting lines of text</text:p>
          <text:list>
            <text:list-item>
              <text:p text:style-name="P11">sort -V [FILE]</text:p>
            </text:list-item>
          </text:list>
        </text:list-item>
      </text:list>
      <text:p text:style-name="P5"/>
      <text:list xml:id="list112548212487456" text:continue-numbering="true" text:style-name="L1">
        <text:list-item>
          <text:p text:style-name="P11">Get directory size</text:p>
          <text:list>
            <text:list-item>
              <text:p text:style-name="P11">sudo du -sh /dirname</text:p>
            </text:list-item>
          </text:list>
        </text:list-item>
      </text:list>
      <text:p text:style-name="P5"/>
      <text:list xml:id="list112549109020060" text:continue-numbering="true" text:style-name="L1">
        <text:list-item>
          <text:p text:style-name="P11">Get image dimensions (JPEG)</text:p>
          <text:list>
            <text:list-item>
              <text:p text:style-name="P8"><text:span text:style-name="Default_20_Paragraph_20_Font"><text:span text:style-name="T6">file myimage.jpeg | grep -Eo </text:span></text:span>"[[:digit:]]+ *x *[[:digit:]]+"</text:p>
            </text:list-item>
            <text:list-item>
              <text:p text:style-name="P8"><text:a xlink:type="simple" xlink:href="https://www.baeldung.com/linux/image-dimensions" office:target-frame-name="_top" xlink:show="replace" text:style-name="Internet_20_link" text:visited-style-name="Visited_20_Internet_20_Link"><text:span text:style-name="Hyperlink">Find Out Image Dimensions from the Linux Terminal | Baeldung on Linux</text:span></text:a></text:p>
            </text:list-item>
          </text:list>
        </text:list-item>
      </text:list>
      <text:p text:style-name="Preformatted_20_Text"/>
      <text:list xml:id="list112547584031993" text:continue-numbering="true" text:style-name="L1">
        <text:list-item>
          <text:p text:style-name="P11">Mount external drive in WSL</text:p>
          <text:list>
            <text:list-item>
              <text:p text:style-name="P11">sudo mount -t drvfs H: /mnt/h</text:p>
            </text:list-item>
            <text:list-item>
              <text:p text:style-name="P11">sudo umount /mnt/h</text:p>
            </text:list-item>
            <text:list-item>
              <text:p text:style-name="P8"><text:a xlink:type="simple" xlink:href="https://linuxnightly.com/mount-and-access-hard-drives-in-windows-subsystem-for-linux-wsl/" office:target-frame-name="_top" xlink:show="replace" text:style-name="Internet_20_link" text:visited-style-name="Visited_20_Internet_20_Link"><text:span text:style-name="Hyperlink">Mount and Access Hard Drives in Windows Subsystem for Linux (WSL) - Linux Nightly</text:span></text:a></text:p>
            </text:list-item>
          </text:list>
        </text:list-item>
      </text:list>
      <text:p text:style-name="P5"/>
      <text:list xml:id="list112547914883685" text:continue-numbering="true" text:style-name="L1">
        <text:list-item>
          <text:p text:style-name="P10">Curl</text:p>
          <text:list>
            <text:list-item>
              <text:p text:style-name="P8"><text:span text:style-name="Default_20_Paragraph_20_Font"><text:span text:style-name="T7"><text:s/></text:span></text:span><text:span text:style-name="Default_20_Paragraph_20_Font"><text:span text:style-name="T6">curl -o output_path/output.html URL</text:span></text:span></text:p>
              <text:list>
                <text:list-item>
                  <text:p text:style-name="P11">-o vs. -O</text:p>
                </text:list-item>
              </text:list>
            </text:list-item>
            <text:list-item>
              <text:p text:style-name="P11">Use -L flag if URL involves re-direction</text:p>
            </text:list-item>
            <text:list-item>
              <text:p text:style-name="P11">Use -I to query response headers</text:p>
            </text:list-item>
            <text:list-item>
              <text:p text:style-name="P11"/>
            </text:list-item>
          </text:list>
        </text:list-item>
        <text:list-item>
          <text:p text:style-name="P8"><text:span text:style-name="Default_20_Paragraph_20_Font"><text:span text:style-name="T8">Tip</text:span></text:span><text:span text:style-name="Default_20_Paragraph_20_Font"><text:span text:style-name="T7">: Use ANSI C Quoting with</text:span></text:span><text:span text:style-name="Default_20_Paragraph_20_Font"><text:span text:style-name="T6"> echo: echo$’Hello\nWorld!!!’</text:span></text:span></text:p>
        </text:list-item>
      </text:list>
      <text:p text:style-name="P5"/>
      <text:list xml:id="list112548689042605" text:continue-numbering="true" text:style-name="L1">
        <text:list-item>
          <text:p text:style-name="P9">Passing strings to commands that expect file</text:p>
          <text:list>
            <text:list-item>
              <text:p text:style-name="P8"><text:a xlink:type="simple" xlink:href="https://unix.stackexchange.com/questions/505828/how-to-pass-a-string-to-a-command-that-expects-a-file" office:target-frame-name="_top" xlink:show="replace" text:style-name="Internet_20_link" text:visited-style-name="Visited_20_Internet_20_Link"><text:span text:style-name="Default_20_Paragraph_20_Font"><text:span text:style-name="T6">https://unix.stackexchange.com/questions/505828/how-to-pass-a-string-to-a-command-that-expects-a-file</text:span></text:span></text:a></text:p>
            </text:list-item>
          </text:list>
        </text:list-item>
      </text:list>
      <text:p text:style-name="P5"/>
      <text:list xml:id="list112548371357089" text:continue-numbering="true" text:style-name="L1">
        <text:list-item>
          <text:p text:style-name="P9">Graceful exit</text:p>
          <text:list>
            <text:list-item>
              <text:p text:style-name="P8"><text:a xlink:type="simple" xlink:href="https://gist.github.com/mrbar42/529cf0db529c0408ba1ef414653becdd" office:target-frame-name="_top" xlink:show="replace" text:style-name="Internet_20_link" text:visited-style-name="Visited_20_Internet_20_Link"><text:span text:style-name="Default_20_Paragraph_20_Font"><text:span text:style-name="T6">https://gist.github.com/mrbar42/529cf0db529c0408ba1ef414653becdd</text:span></text:span></text:a></text:p>
            </text:list-item>
          </text:list>
        </text:list-item>
      </text:list>
      <text:p text:style-name="P5"/>
      <text:list xml:id="list112547094861651" text:continue-numbering="true" text:style-name="L1">
        <text:list-item>
          <text:p text:style-name="P9">Suppress printing – use /dev/null</text:p>
          <text:list>
            <text:list-item>
              <text:p text:style-name="P11">echo ‘This doesn’t print’ &gt; /dev/null</text:p>
            </text:list-item>
            <text:list-item>
              <text:p text:style-name="P8"><text:span text:style-name="Default_20_Paragraph_20_Font"><text:span text:style-name="T7">Redirect error messages</text:span></text:span><text:span text:style-name="Default_20_Paragraph_20_Font"><text:span text:style-name="T6">: cat -INCORRECT-OPTION 2&gt; /dev/null</text:span></text:span></text:p>
            </text:list-item>
            <text:list-item>
              <text:p text:style-name="P8"><text:span text:style-name="Default_20_Paragraph_20_Font"><text:span text:style-name="T7">Redirect both stdout and stderr</text:span></text:span><text:span text:style-name="Default_20_Paragraph_20_Font"><text:span text:style-name="T6">: command &gt; /dev/null 2&amp;1</text:span></text:span></text:p>
            </text:list-item>
            <text:list-item>
              <text:p text:style-name="P8"><text:a xlink:type="simple" xlink:href="https://www.digitalocean.com/community/tutorials/dev-null-in-linux" office:target-frame-name="_top" xlink:show="replace" text:style-name="Internet_20_link" text:visited-style-name="Visited_20_Internet_20_Link"><text:span text:style-name="Default_20_Paragraph_20_Font"><text:span text:style-name="T6">https://www.digitalocean.com/community/tutorials/dev-null-in-linux</text:span></text:span></text:a></text:p>
            </text:list-item>
          </text:list>
        </text:list-item>
      </text:list>
      <text:p text:style-name="Standard"/>
      <text:list xml:id="list112548753822969" text:continue-numbering="true" text:style-name="L1">
        <text:list-item>
          <text:p text:style-name="P14">Docx to markdown</text:p>
          <text:list>
            <text:list-item>
              <text:p text:style-name="P14">Use pandoc </text:p>
              <text:list>
                <text:list-item>
                  <text:p text:style-name="P14">pandoc -f docx -t markdown foo.docx -o foo.markdown</text:p>
                </text:list-item>
              </text:list>
            </text:list-item>
            <text:list-item>
              <text:p text:style-name="P14">Installing pandoc</text:p>
              <text:list>
                <text:list-item>
                  <text:p text:style-name="P14">Download pandoc package </text:p>
                </text:list-item>
                <text:list-item>
                  <text:p text:style-name="P14">Untar and follow instructions in the ‘INSTALL’ file</text:p>
                  <text:list>
                    <text:list-item>
                      <text:p text:style-name="P14">Install ghc - <text:a xlink:type="simple" xlink:href="https://www.haskell.org/ghc/distribution_packages.html" office:target-frame-name="_top" xlink:show="replace" text:style-name="Internet_20_link" text:visited-style-name="Visited_20_Internet_20_Link"><text:span text:style-name="Hyperlink">https://www.haskell.org/ghc/distribution_packages.html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12547942280372" text:continue-numbering="true" text:style-name="L1">
        <text:list-item>
          <text:p text:style-name="P14">Installing OpenJRE</text:p>
        </text:list-item>
      </text:list>
      <text:p text:style-name="Preformatted_20_Text"><text:span text:style-name="Source_20_Text">sudo apt-get install default-jre</text:span></text:p>
      <text:p text:style-name="Preformatted_20_Text"><text:span text:style-name="Source_20_Text">java -jre filename.jar</text:span></text:p>
      <text:p text:style-name="Preformatted_20_Text"/>
      <text:list xml:id="list112549087097720" text:continue-numbering="true" text:style-name="L1">
        <text:list-item>
          <text:p text:style-name="P8"><text:span text:style-name="Source_20_Text"><text:span text:style-name="T5">Installing JDK (Java Developer Kit)</text:span></text:span></text:p>
        </text:list-item>
      </text:list>
      <text:p text:style-name="Preformatted_20_Text"><text:span text:style-name="Source_20_Text">sudo apt install default-jdk</text:span></text:p>
      <text:p text:style-name="Preformatted_20_Text"><text:span text:style-name="Source_20_Text">javac –version</text:span></text:p>
      <text:p text:style-name="Preformatted_20_Text"/>
      <text:list xml:id="list112548868656581" text:continue-numbering="true" text:style-name="L1">
        <text:list-item>
          <text:p text:style-name="P8"><text:soft-page-break/><text:span text:style-name="Source_20_Text"><text:span text:style-name="T5">Changing versions of java and javac</text:span></text:span></text:p>
        </text:list-item>
      </text:list>
      <text:p text:style-name="Preformatted_20_Text"><text:span text:style-name="Source_20_Text">sudo update-alternatives --config java</text:span></text:p>
      <text:p text:style-name="Preformatted_20_Text"><text:span text:style-name="Source_20_Text">sudo update-alternatives --config javac</text:span></text:p>
      <text:p text:style-name="Preformatted_20_Text"><text:a xlink:type="simple" xlink:href="https://dev.to/harsvnc/how-to-change-your-java-and-javac-version-on-ubuntu-linux-1omj" office:target-frame-name="_top" xlink:show="replace" text:style-name="Internet_20_link" text:visited-style-name="Visited_20_Internet_20_Link"><text:span text:style-name="Hyperlink"><text:span text:style-name="T5">https://dev.to/harsvnc/how-to-change-your-java-and-javac-version-on-ubuntu-linux-1omj</text:span></text:span></text:a></text:p>
      <text:p text:style-name="Preformatted_20_Text"/>
      <text:list xml:id="list112549190785929" text:continue-numbering="true" text:style-name="L1">
        <text:list-item>
          <text:p text:style-name="P8"><text:span text:style-name="Source_20_Text"><text:span text:style-name="T5">Using external libraries in Java</text:span></text:span></text:p>
        </text:list-item>
      </text:list>
      <text:p text:style-name="Preformatted_20_Text"><text:span text:style-name="Source_20_Text">javac -cp &lt;external_lib_path&gt; Filename.java</text:span></text:p>
      <text:p text:style-name="Preformatted_20_Text"><text:span text:style-name="Source_20_Text">java -cp &lt;external_lib_path&gt;:. ClassName</text:span></text:p>
      <text:p text:style-name="Preformatted_20_Text"><text:a xlink:type="simple" xlink:href="https://stackoverflow.com/questions/17805997/working-with-and-importing-external-libraries-frameworks-in-java" office:target-frame-name="_top" xlink:show="replace" text:style-name="Internet_20_link" text:visited-style-name="Visited_20_Internet_20_Link"><text:span text:style-name="Source_20_Text"><text:span text:style-name="T5">https://stackoverflow.com/questions/17805997/working-with-and-importing-external-libraries-frameworks-in-java</text:span></text:span></text:a></text:p>
      <text:p text:style-name="Preformatted_20_Text"><text:a xlink:type="simple" xlink:href="https://stackoverflow.com/questions/2096283/including-jars-in-classpath-on-commandline-javac-or-apt" office:target-frame-name="_top" xlink:show="replace" text:style-name="Internet_20_link" text:visited-style-name="Visited_20_Internet_20_Link"><text:span text:style-name="Source_20_Text"><text:span text:style-name="T5">https://stackoverflow.com/questions/2096283/including-jars-in-classpath-on-commandline-javac-or-apt</text:span></text:span></text:a></text:p>
      <text:p text:style-name="Preformatted_20_Text"/>
      <text:list xml:id="list112547382698964" text:continue-numbering="true" text:style-name="L1">
        <text:list-item>
          <text:p text:style-name="P8"><text:span text:style-name="Source_20_Text"><text:span text:style-name="T5">Using JDBC</text:span></text:span></text:p>
          <text:list>
            <text:list-item>
              <text:p text:style-name="P8"><text:span text:style-name="Source_20_Text"><text:span text:style-name="T5">Install MySql Connector</text:span></text:span></text:p>
            </text:list-item>
            <text:list-item>
              <text:p text:style-name="P8"><text:a xlink:type="simple" xlink:href="https://help.ubuntu.com/community/JDBCAndMySQL" office:target-frame-name="_top" xlink:show="replace" text:style-name="Internet_20_link" text:visited-style-name="Visited_20_Internet_20_Link"><text:span text:style-name="Source_20_Text"><text:span text:style-name="T5">https://help.ubuntu.com/community/JDBCAndMySQL</text:span></text:span></text:a></text:p>
            </text:list-item>
          </text:list>
        </text:list-item>
      </text:list>
      <text:p text:style-name="Preformatted_20_Text"/>
      <text:list xml:id="list112549049754283" text:continue-numbering="true" text:style-name="L1">
        <text:list-item>
          <text:p text:style-name="P8"><text:span text:style-name="Source_20_Text"><text:span text:style-name="T5">Eclipse</text:span></text:span></text:p>
          <text:list>
            <text:list-item>
              <text:p text:style-name="P8"><text:span text:style-name="Source_20_Text"><text:span text:style-name="T5">"Editor does not contain a main type” – </text:span></text:span><text:a xlink:type="simple" xlink:href="https://stackoverflow.com/questions/24117713/editor-does-not-contain-a-main-type-in-eclipse" office:target-frame-name="_top" xlink:show="replace" text:style-name="Internet_20_link" text:visited-style-name="Visited_20_Internet_20_Link"><text:span text:style-name="Source_20_Text"><text:span text:style-name="T5">https://stackoverflow.com/questions/24117713/editor-does-not-contain-a-main-type-in-eclipse</text:span></text:span></text:a></text:p>
            </text:list-item>
            <text:list-item>
              <text:p text:style-name="P8"><text:a xlink:type="simple" xlink:href="https://stackoverflow.com/questions/50321602/in-eclipse-what-is-the-difference-between-modulepath-and-classpath" office:target-frame-name="_top" xlink:show="replace" text:style-name="Internet_20_link" text:visited-style-name="Visited_20_Internet_20_Link"><text:span text:style-name="Source_20_Text"><text:span text:style-name="T5">https://stackoverflow.com/questions/50321602/in-eclipse-what-is-the-difference-between-modulepath-and-classpath</text:span></text:span></text:a></text:p>
            </text:list-item>
            <text:list-item>
              <text:p text:style-name="P8"><text:span text:style-name="Source_20_Text"><text:span text:style-name="T5">Creating a Java EE project – </text:span></text:span><text:a xlink:type="simple" xlink:href="https://stackoverflow.com/questions/4747518/how-to-add-java-ee-perspective-to-eclipse" office:target-frame-name="_top" xlink:show="replace" text:style-name="Internet_20_link" text:visited-style-name="Visited_20_Internet_20_Link"><text:span text:style-name="Source_20_Text"><text:span text:style-name="T5">https://stackoverflow.com/questions/4747518/how-to-add-java-ee-perspective-to-eclipse</text:span></text:span></text:a></text:p>
            </text:list-item>
            <text:list-item>
              <text:p text:style-name="P8"><text:span text:style-name="Source_20_Text"><text:span text:style-name="T5">Add new server to an existing Eclipse project</text:span></text:span></text:p>
              <text:list>
                <text:list-item>
                  <text:p text:style-name="P8"><text:span text:style-name="Source_20_Text"><text:span text:style-name="T5">On the `Servers` tab in the console, right-click and create a new server</text:span></text:span></text:p>
                </text:list-item>
              </text:list>
            </text:list-item>
          </text:list>
        </text:list-item>
      </text:list>
      <text:p text:style-name="Standard"/>
      <text:list xml:id="list112547158397795" text:continue-numbering="true" text:style-name="L1">
        <text:list-item>
          <text:p text:style-name="P14">Installing Apache Tomcat</text:p>
          <text:list>
            <text:list-item>
              <text:p text:style-name="P14"><text:a xlink:type="simple" xlink:href="https://youtu.be/wDS4QgehTSI" office:target-frame-name="_top" xlink:show="replace" text:style-name="Internet_20_link" text:visited-style-name="Visited_20_Internet_20_Link">https://youtu.be/wDS4QgehTSI</text:a></text:p>
            </text:list-item>
            <text:list-item>
              <text:p text:style-name="P14">To start/ shutdown Tomcat from cmd line: <text:span text:style-name="Default_20_Paragraph_20_Font"><text:span text:style-name="T1">/usr/local/apache*/bin/startup.sh</text:span></text:span> (or <text:span text:style-name="Default_20_Paragraph_20_Font"><text:span text:style-name="T1">shutdown.sh</text:span></text:span>)</text:p>
            </text:list-item>
          </text:list>
        </text:list-item>
      </text:list>
      <text:p text:style-name="Standard"/>
      <text:list xml:id="list112548748266773" text:continue-numbering="true" text:style-name="L1">
        <text:list-item>
          <text:p text:style-name="P14">Installing apache2, php7 and enabling extensions for drupal</text:p>
        </text:list-item>
      </text:list>
      <text:p text:style-name="Standard"><text:span text:style-name="Default_20_Paragraph_20_Font"><text:span text:style-name="T1">(</text:span></text:span><text:a xlink:type="simple" xlink:href="https://askubuntu.com/questions/451708/php-script-not-executing-on-apache-server" office:target-frame-name="_top" xlink:show="replace" text:style-name="Internet_20_link" text:visited-style-name="Visited_20_Internet_20_Link"><text:span text:style-name="Default_20_Paragraph_20_Font"><text:span text:style-name="T1">https://askubuntu.com/questions/451708/php-script-not-executing-on-apache-server</text:span></text:span></text:a><text:span text:style-name="Default_20_Paragraph_20_Font"><text:span text:style-name="T1">)</text:span></text:span></text:p>
      <text:p text:style-name="P2">sudo apt-get install apache2 php7.4 libapache2-mod-php7.4</text:p>
      <text:p text:style-name="P2">a2query -m php7.4</text:p>
      <text:p text:style-name="P2">sudo a2enmod php7.4</text:p>
      <text:p text:style-name="P2">sudo service apache2 restart</text:p>
      <text:p text:style-name="Standard"><text:span text:style-name="Default_20_Paragraph_20_Font"><text:span text:style-name="T1">(</text:span></text:span><text:a xlink:type="simple" xlink:href="https://stackoverflow.com/questions/24351260/how-to-check-which-php-extensions-have-been-enabled-disabled-in-ubuntu-linux-12" office:target-frame-name="_top" xlink:show="replace" text:style-name="Internet_20_link" text:visited-style-name="Visited_20_Internet_20_Link"><text:span text:style-name="Default_20_Paragraph_20_Font"><text:span text:style-name="T1">https://stackoverflow.com/questions/24351260/how-to-check-which-php-extensions-have-been-enabled-disabled-in-ubuntu-linux-12</text:span></text:span></text:a><text:span text:style-name="Default_20_Paragraph_20_Font"><text:span text:style-name="T1">)</text:span></text:span></text:p>
      <text:p text:style-name="P2">sudo apt-get install php7.4-gd</text:p>
      <text:p text:style-name="P2">sudo apt-get install php7.4-dom</text:p>
      <text:p text:style-name="P2">sudo apt-get install php-db php-sql</text:p>
      <text:p text:style-name="P2">sudo apt-get install php-mysql</text:p>
      <text:p text:style-name="P2">sudo service apache2 restart</text:p>
      <text:p text:style-name="Standard"><text:span text:style-name="Default_20_Paragraph_20_Font"><text:span text:style-name="T1">(</text:span></text:span><text:a xlink:type="simple" xlink:href="https://www.youtube.com/watch?v=Lhu6co9hm3k" office:target-frame-name="_top" xlink:show="replace" text:style-name="Internet_20_link" text:visited-style-name="Visited_20_Internet_20_Link"><text:span text:style-name="Default_20_Paragraph_20_Font"><text:span text:style-name="T1">https://www.youtube.com/watch?v=Lhu6co9hm3k</text:span></text:span></text:a><text:span text:style-name="Default_20_Paragraph_20_Font"><text:span text:style-name="T1">)</text:span></text:span></text:p>
      <text:p text:style-name="P2">sudo chown -R gokulakrishnan /var/www/html/d9</text:p>
      <text:p text:style-name="P2">sudo chown -R www-data: /var/www/html/d9</text:p>
      <text:p text:style-name="P2"/>
      <text:list xml:id="list112547335894544" text:continue-numbering="true" text:style-name="L1">
        <text:list-item>
          <text:p text:style-name="P14">Enabling Clean URLs - <text:a xlink:type="simple" xlink:href="https://drupal.stackexchange.com/questions/54563/how-can-i-enable-clean-urls" office:target-frame-name="_top" xlink:show="replace" text:style-name="Internet_20_link" text:visited-style-name="Visited_20_Internet_20_Link">https://drupal.stackexchange.com/questions/54563/how-can-i-enable-clean-urls</text:a></text:p>
        </text:list-item>
      </text:list>
      <text:p text:style-name="Standard"/>
      <text:list xml:id="list112547293533424" text:continue-numbering="true" text:style-name="L1">
        <text:list-item>
          <text:p text:style-name="P14">Database Configuration - <text:a xlink:type="simple" xlink:href="https://askubuntu.com/questions/766900/mysql-doesnt-ask-for-root-password-when-installing" office:target-frame-name="_top" xlink:show="replace" text:style-name="Internet_20_link" text:visited-style-name="Visited_20_Internet_20_Link">https://askubuntu.com/questions/766900/mysql-doesnt-ask-for-root-password-when-installing</text:a> (answer by DimiDak)</text:p>
        </text:list-item>
      </text:list>
      <text:p text:style-name="Standard"><text:soft-page-break/></text:p>
      <text:list xml:id="list112549066551651" text:continue-numbering="true" text:style-name="L1">
        <text:list-item>
          <text:p text:style-name="P8"><text:span text:style-name="Source_20_Text"><text:span text:style-name="T5">Permissions</text:span></text:span></text:p>
          <text:list>
            <text:list-item>
              <text:p text:style-name="P8"><text:span text:style-name="Source_20_Text"><text:span text:style-name="T10">sudo chown -R &lt;user-name&gt; &lt;directory-name&gt;</text:span></text:span></text:p>
            </text:list-item>
            <text:list-item>
              <text:p text:style-name="P8"><text:span text:style-name="Source_20_Text"><text:span text:style-name="T10">sudo chmod -R -f 777 </text:span></text:span><text:a xlink:type="simple" xlink:href="https://superuser.com/questions/451475/chmod-doesnt-work" office:target-frame-name="_top" xlink:show="replace" text:style-name="Internet_20_link" text:visited-style-name="Visited_20_Internet_20_Link"><text:span text:style-name="Source_20_Text"><text:span text:style-name="T10">https://superuser.com/questions/451475/chmod-doesnt-work</text:span></text:span></text:a></text:p>
            </text:list-item>
          </text:list>
        </text:list-item>
      </text:list>
      <text:p text:style-name="Preformatted_20_Text"/>
      <text:list xml:id="list112547418952789" text:continue-numbering="true" text:style-name="L1">
        <text:list-item>
          <text:p text:style-name="P14">Starting MATLAB</text:p>
        </text:list-item>
      </text:list>
      <text:p text:style-name="P2">export MESA_LOADER_DRIVER_OVERRIDE=i965; matlab</text:p>
      <text:p text:style-name="P3"/>
      <text:list xml:id="list112547879420140" text:continue-numbering="true" text:style-name="L1">
        <text:list-item>
          <text:p text:style-name="P14">Starting MySQL</text:p>
        </text:list-item>
      </text:list>
      <text:p text:style-name="P2">sudo mysql -u root -p</text:p>
      <text:p text:style-name="P3"/>
      <text:list xml:id="list112547702995793" text:continue-numbering="true" text:style-name="L1">
        <text:list-item>
          <text:p text:style-name="P14">Installing phpmyadmin-</text:p>
          <text:list>
            <text:list-item>
              <text:p text:style-name="P14"><text:a xlink:type="simple" xlink:href="https://www.digitalocean.com/community/tutorials/how-to-install-and-secure-phpmyadmin-on-ubuntu-20-04" office:target-frame-name="_top" xlink:show="replace" text:style-name="Internet_20_link" text:visited-style-name="Visited_20_Internet_20_Link"><text:span text:style-name="Default_20_Paragraph_20_Font"><text:span text:style-name="T2">https://www.digitalocean.com/community/tutorials/how-to-install-and-secure-phpmyadmin-on-ubuntu-20-04</text:span></text:span></text:a></text:p>
            </text:list-item>
            <text:list-item>
              <text:p text:style-name="P14"><text:a xlink:type="simple" xlink:href="https://stackoverflow.com/questions/26891721/phpmyadmin-not-found-after-install-on-apache-ubuntu" office:target-frame-name="_top" xlink:show="replace" text:style-name="Internet_20_link" text:visited-style-name="Visited_20_Internet_20_Link"><text:span text:style-name="Default_20_Paragraph_20_Font"><text:span text:style-name="T2">https://stackoverflow.com/questions/26891721/phpmyadmin-not-found-after-install-on-apache-ubuntu</text:span></text:span></text:a></text:p>
            </text:list-item>
          </text:list>
        </text:list-item>
      </text:list>
      <text:p text:style-name="P3"/>
      <text:list xml:id="list112547155304816" text:continue-numbering="true" text:style-name="L1">
        <text:list-item>
          <text:p text:style-name="P14">How to get ‘Edit as Administrator’ in Nautilus</text:p>
        </text:list-item>
      </text:list>
      <text:p text:style-name="P5">sudo apt install nautilus-admin</text:p>
      <text:p text:style-name="P5">sudo nautilus-q</text:p>
      <text:p text:style-name="P5"/>
      <text:list xml:id="list112548238900100" text:continue-numbering="true" text:style-name="L1">
        <text:list-item>
          <text:p text:style-name="P9">Installing composer</text:p>
        </text:list-item>
      </text:list>
      <text:p text:style-name="Preformatted_20_Text"><text:a xlink:type="simple" xlink:href="https://phoenixnap.com/kb/how-to-install-composer-ubuntu-18-04" office:target-frame-name="_top" xlink:show="replace" text:style-name="Internet_20_link" text:visited-style-name="Visited_20_Internet_20_Link">https://phoenixnap.com/kb/how-to-install-composer-ubuntu-18-04</text:a></text:p>
      <text:p text:style-name="P5"/>
      <text:list xml:id="list112548755322660" text:continue-numbering="true" text:style-name="L1">
        <text:list-item>
          <text:p text:style-name="P9">To use VM</text:p>
        </text:list-item>
      </text:list>
      <text:p text:style-name="P5">sudo modprobe vboxdrv</text:p>
      <text:p text:style-name="P4"/>
      <text:list xml:id="list112547774022628" text:continue-numbering="true" text:style-name="L1">
        <text:list-item>
          <text:p text:style-name="P9">Using apt-get (Ipv6; Connection error)</text:p>
        </text:list-item>
      </text:list>
      <text:p text:style-name="P5">sudo apt-get -o Acquire::ForceIPv4=true &lt;rest of the command&gt;</text:p>
      <text:p text:style-name="Preformatted_20_Text"><text:a xlink:type="simple" xlink:href="https://stackoverflow.com/questions/50856080/0-connecting-to-in-archive-ubuntu-com-takes-too-long-time/50856642" office:target-frame-name="_top" xlink:show="replace" text:style-name="Internet_20_link" text:visited-style-name="Visited_20_Internet_20_Link"><text:span text:style-name="Default_20_Paragraph_20_Font"><text:span text:style-name="T6">https://stackoverflow.com/questions/50856080/0-connecting-to-in-archive-ubuntu-com-takes-too-long-time/50856642</text:span></text:span></text:a></text:p>
      <text:p text:style-name="P4"/>
      <text:list xml:id="list112548976309946" text:continue-numbering="true" text:style-name="L1">
        <text:list-item>
          <text:p text:style-name="P9">Viewing audio devices</text:p>
        </text:list-item>
      </text:list>
      <text:p text:style-name="P5">aplay -l</text:p>
      <text:p text:style-name="P5">arecord -L</text:p>
      <text:p text:style-name="P4"/>
      <text:list xml:id="list112547676954833" text:continue-numbering="true" text:style-name="L1">
        <text:list-item>
          <text:p text:style-name="P9">Recording both input and output sounds in recordmydesktop</text:p>
          <text:list>
            <text:list-item>
              <text:p text:style-name="P9">Method 1: Stereo Mix</text:p>
              <text:list>
                <text:list-item>
                  <text:p text:style-name="P8"><text:a xlink:type="simple" xlink:href="https://superuser.com/questions/769249/how-to-record-both-input-and-output-audio-simultaneously" office:target-frame-name="_top" xlink:show="replace" text:style-name="Internet_20_link" text:visited-style-name="Visited_20_Internet_20_Link"><text:span text:style-name="Default_20_Paragraph_20_Font">https://superuser.com/questions/769249/how-to-record-both-input-and-output-audio-</text:span></text:a><text:a xlink:type="simple" xlink:href="https://superuser.com/questions/769249/how-to-record-both-input-and-output-audio-simultaneously" office:target-frame-name="_top" xlink:show="replace" text:style-name="Internet_20_link" text:visited-style-name="Visited_20_Internet_20_Link"><text:span text:style-name="Default_20_Paragraph_20_Font">simultaneously</text:span></text:a><text:span text:style-name="Default_20_Paragraph_20_Font"><text:span text:style-name="T7"> (OR)</text:span></text:span></text:p>
                </text:list-item>
                <text:list-item>
                  <text:p text:style-name="P8"><text:a xlink:type="simple" xlink:href="https://askubuntu.com/questions/437098/sterio-mix-in-ubuntu-13-10" office:target-frame-name="_top" xlink:show="replace" text:style-name="Internet_20_link" text:visited-style-name="Visited_20_Internet_20_Link"><text:span text:style-name="Default_20_Paragraph_20_Font"><text:span text:style-name="T7">https://askubuntu.com/questions/437098/sterio-mix-in-ubuntu-13-10</text:span></text:span></text:a></text:p>
                </text:list-item>
              </text:list>
            </text:list-item>
          </text:list>
        </text:list-item>
      </text:list>
      <text:p text:style-name="Preformatted_20_Text"><text:span text:style-name="Default_20_Paragraph_20_Font"><text:span text:style-name="T6">pactl load-module module-loopback</text:span></text:span><text:span text:style-name="Default_20_Paragraph_20_Font"><text:span text:style-name="T7"> (pactl =&gt; pulse audio control)</text:span></text:span></text:p>
      <text:list xml:id="list112548427947977" text:continue-numbering="true" text:style-name="L1">
        <text:list-item>
          <text:list>
            <text:list-item>
              <text:list>
                <text:list-item>
                  <text:p text:style-name="P8"><text:a xlink:type="simple" xlink:href="https://askubuntu.com/questions/355082/pulseaudio-loopback-unload-audio-output-devices" office:target-frame-name="_top" xlink:show="replace" text:style-name="Internet_20_link" text:visited-style-name="Visited_20_Internet_20_Link"><text:span text:style-name="Default_20_Paragraph_20_Font">https://askubuntu.com/questions/355082/pulseaudio-loopback-unload-audio-output-devices</text:span></text:a><text:span text:style-name="Default_20_Paragraph_20_Font"><text:span text:style-name="T7"> (unloading the loopback module)</text:span></text:span></text:p>
                </text:list-item>
              </text:list>
            </text:list-item>
          </text:list>
        </text:list-item>
      </text:list>
      <text:p text:style-name="Preformatted_20_Text"><text:span text:style-name="Source_20_Text">pactl unload-module 24</text:span></text:p>
      <text:p text:style-name="P4"/>
      <text:list xml:id="list112548547477868" text:continue-numbering="true" text:style-name="L1">
        <text:list-item>
          <text:list>
            <text:list-item>
              <text:p text:style-name="P9">Method 2: JACK (JACK Audio Connection Kit) audio server</text:p>
              <text:list>
                <text:list-item>
                  <text:p text:style-name="P8"><text:a xlink:type="simple" xlink:href="https://askubuntu.com/questions/63363/how-to-use-two-sound-sources-while-using-recordmydesktop" office:target-frame-name="_top" xlink:show="replace" text:style-name="Internet_20_link" text:visited-style-name="Visited_20_Internet_20_Link"><text:span text:style-name="Default_20_Paragraph_20_Font"><text:span text:style-name="T7">https://askubuntu.com/questions/63363/how-to-use-two-sound-sources-while-using-recordmydesktop</text:span></text:span></text:a></text:p>
                </text:list-item>
                <text:list-item>
                  <text:p text:style-name="P9">recordmydesktop CLI bugs</text:p>
                  <text:list>
                    <text:list-item>
                      <text:p text:style-name="P8"><text:a xlink:type="simple" xlink:href="https://arief-jr.blogspot.com/2016/01/running-recordmydesktop-with-command.html" office:target-frame-name="_top" xlink:show="replace" text:style-name="Internet_20_link" text:visited-style-name="Visited_20_Internet_20_Link"><text:span text:style-name="Default_20_Paragraph_20_Font"><text:span text:style-name="T7">https://arief-jr.blogspot.com/2016/01/running-recordmydesktop-with-command.html</text:span></text:span></text:a></text:p>
                    </text:list-item>
                    <text:list-item>
                      <text:p text:style-name="P8"><text:a xlink:type="simple" xlink:href="https://bugs.launchpad.net/ubuntu/+source/recordmydesktop/+bug/621188" office:target-frame-name="_top" xlink:show="replace" text:style-name="Internet_20_link" text:visited-style-name="Visited_20_Internet_20_Link"><text:span text:style-name="Default_20_Paragraph_20_Font"><text:span text:style-name="T7">https://bugs.launchpad.net/ubuntu/+source/recordmydesktop/+bug/621188</text:span></text:span></text:a></text:p>
                    </text:list-item>
                    <text:list-item>
                      <text:p text:style-name="P8"><text:a xlink:type="simple" xlink:href="https://github.com/Enselic/recordmydesktop/tree/v0.4.0" office:target-frame-name="_top" xlink:show="replace" text:style-name="Internet_20_link" text:visited-style-name="Visited_20_Internet_20_Link"><text:span text:style-name="Default_20_Paragraph_20_Font"><text:span text:style-name="T7">https://github.com/Enselic/recordmydesktop/tree/v0.4.0</text:span>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12548911592116" text:continue-numbering="true" text:style-name="L1">
        <text:list-item>
          <text:list>
            <text:list-item>
              <text:p text:style-name="P8"><text:soft-page-break/><text:span text:style-name="Default_20_Paragraph_20_Font"><text:span text:style-name="T7">Reply to comment: </text:span></text:span><text:a xlink:type="simple" xlink:href="https://unix.stackexchange.com/questions/3490/how-can-i-record-the-sound-output-with-gtk-recordmydesktop" office:target-frame-name="_top" xlink:show="replace" text:style-name="Internet_20_link" text:visited-style-name="Visited_20_Internet_20_Link"><text:span text:style-name="Default_20_Paragraph_20_Font">https://unix.stackexchange.com/questions/3490/how-can-i-record-the-sound-output-with-gtk-recordmydesktop</text:span></text:a></text:p>
            </text:list-item>
          </text:list>
        </text:list-item>
      </text:list>
      <text:p text:style-name="P4"/>
      <text:list xml:id="list112547356493385" text:continue-numbering="true" text:style-name="L1">
        <text:list-item>
          <text:p text:style-name="P9">Indents in LibreOffice Writer (keyboard shortcuts)</text:p>
        </text:list-item>
      </text:list>
      <text:p text:style-name="Preformatted_20_Text"><text:a xlink:type="simple" xlink:href="https://askubuntu.com/questions/880369/how-to-increase-decrease-indentation-in-libreoffice" office:target-frame-name="_top" xlink:show="replace" text:style-name="Internet_20_link" text:visited-style-name="Visited_20_Internet_20_Link"><text:span text:style-name="Default_20_Paragraph_20_Font"><text:span text:style-name="T6">https://askubuntu.com/questions/880369/how-to-increase-decrease-indentation-in-libreoffice</text:span></text:span></text:a></text:p>
      <text:p text:style-name="P4"/>
      <text:list xml:id="list112548044186647" text:continue-numbering="true" text:style-name="L1">
        <text:list-item>
          <text:p text:style-name="P8"><text:span text:style-name="Default_20_Paragraph_20_Font"><text:span text:style-name="T7">Installing packages</text:span></text:span></text:p>
          <text:list>
            <text:list-item>
              <text:p text:style-name="P8"><text:span text:style-name="Default_20_Paragraph_20_Font"><text:span text:style-name="T6">sudo apt install package_name</text:span></text:span></text:p>
            </text:list-item>
            <text:list-item>
              <text:p text:style-name="P9">If package is local, append the path to the package_name</text:p>
            </text:list-item>
          </text:list>
        </text:list-item>
      </text:list>
      <text:p text:style-name="P4"/>
      <text:list xml:id="list112548935450581" text:continue-numbering="true" text:style-name="L1">
        <text:list-item>
          <text:p text:style-name="P9">Deleting packages</text:p>
          <text:list>
            <text:list-item>
              <text:p text:style-name="P11">sudo apt remove package_name</text:p>
            </text:list-item>
          </text:list>
        </text:list-item>
      </text:list>
      <text:p text:style-name="P5"/>
      <text:list xml:id="list112549182551261" text:continue-numbering="true" text:style-name="L1">
        <text:list-item>
          <text:p text:style-name="P9">Checking if a package exists</text:p>
          <text:list>
            <text:list-item>
              <text:p text:style-name="P11">dpkg -l &lt;package-name&gt;</text:p>
            </text:list-item>
          </text:list>
        </text:list-item>
      </text:list>
      <text:p text:style-name="P5"/>
      <text:list xml:id="list112548867809553" text:continue-numbering="true" text:style-name="L1">
        <text:list-item>
          <text:p text:style-name="P9">Creating .deb packages</text:p>
          <text:list>
            <text:list-item>
              <text:p text:style-name="P8"><text:a xlink:type="simple" xlink:href="https://youtu.be/ep88vVfzDAo" office:target-frame-name="_top" xlink:show="replace" text:style-name="Internet_20_link" text:visited-style-name="Visited_20_Internet_20_Link"><text:span text:style-name="Default_20_Paragraph_20_Font"><text:span text:style-name="T7">https://youtu.be/ep88vVfzDAo</text:span></text:span></text:a></text:p>
            </text:list-item>
            <text:list-item>
              <text:p text:style-name="P8"><text:a xlink:type="simple" xlink:href="https://blog.packagecloud.io/how-to-build-debian-packages-for-simple-shell-scripts/" office:target-frame-name="_top" xlink:show="replace" text:style-name="Internet_20_link" text:visited-style-name="Visited_20_Internet_20_Link"><text:span text:style-name="Default_20_Paragraph_20_Font"><text:span text:style-name="T7">https://blog.packagecloud.io/how-to-build-debian-packages-for-simple-shell-scripts/</text:span></text:span></text:a></text:p>
            </text:list-item>
          </text:list>
        </text:list-item>
      </text:list>
      <text:p text:style-name="P4"/>
      <text:list xml:id="list112547151334631" text:continue-numbering="true" text:style-name="L1">
        <text:list-item>
          <text:p text:style-name="P9">Converting files from one format to another</text:p>
          <text:list>
            <text:list-item>
              <text:p text:style-name="P8"><text:span text:style-name="Source_20_Text">libreoffice --headless --invisible --convert-to pdf *.ppt</text:span></text:p>
            </text:list-item>
          </text:list>
        </text:list-item>
      </text:list>
      <text:p text:style-name="Preformatted_20_Text"><text:a xlink:type="simple" xlink:href="https://askubuntu.com/questions/11130/how-can-i-convert-a-ppt-to-a-pdf-from-the-command-line" office:target-frame-name="_top" xlink:show="replace" text:style-name="Internet_20_link" text:visited-style-name="Visited_20_Internet_20_Link"><text:span text:style-name="Default_20_Paragraph_20_Font"><text:span text:style-name="T7">https://askubuntu.com/questions/11130/how-can-i-convert-a-ppt-to-a-pdf-from-the-command-line</text:span></text:span></text:a></text:p>
      <text:p text:style-name="P4"/>
      <text:list xml:id="list112549111581989" text:continue-numbering="true" text:style-name="L1">
        <text:list-item>
          <text:p text:style-name="P9">Checking versions in Shell Script</text:p>
          <text:list>
            <text:list-item>
              <text:p text:style-name="P8"><text:a xlink:type="simple" xlink:href="https://unix.stackexchange.com/questions/285924/how-to-compare-a-programs-version-in-a-shell-script" office:target-frame-name="_top" xlink:show="replace" text:style-name="Internet_20_link" text:visited-style-name="Visited_20_Internet_20_Link"><text:span text:style-name="Default_20_Paragraph_20_Font"><text:span text:style-name="T7">https://unix.stackexchange.com/questions/285924/how-to-compare-a-programs-version-in-a-shell-script</text:span></text:span></text:a></text:p>
            </text:list-item>
          </text:list>
        </text:list-item>
      </text:list>
      <text:p text:style-name="P4"/>
      <text:list xml:id="list112547720705955" text:continue-numbering="true" text:style-name="L1">
        <text:list-item>
          <text:p text:style-name="P9">Bluetooth connectivity</text:p>
        </text:list-item>
      </text:list>
      <text:p text:style-name="P5">pactl load-module module-bluetooth-discover</text:p>
      <text:p text:style-name="Preformatted_20_Text"><text:a xlink:type="simple" xlink:href="https://askubuntu.com/questions/801404/bluetooth-connection-failed-blueman-bluez-errors-dbusfailederror-protocol-no" office:target-frame-name="_top" xlink:show="replace" text:style-name="Internet_20_link" text:visited-style-name="Visited_20_Internet_20_Link"><text:span text:style-name="Default_20_Paragraph_20_Font"><text:span text:style-name="T6">https://askubuntu.com/questions/801404/bluetooth-connection-failed-blueman-bluez-errors-dbusfailederror-protocol-no</text:span></text:span></text:a></text:p>
      <text:p text:style-name="P4"/>
      <text:list xml:id="list112547580575781" text:continue-numbering="true" text:style-name="L1">
        <text:list-item>
          <text:p text:style-name="P9">Creating symbolic links</text:p>
        </text:list-item>
      </text:list>
      <text:p text:style-name="P5">ln -s &lt;dir_name&gt; ~/&lt;symlink_name&gt;</text:p>
      <text:p text:style-name="P5">ln -l ~/&lt;symlink_name&gt; (for verification)</text:p>
      <text:p text:style-name="Preformatted_20_Text"><text:a xlink:type="simple" xlink:href="https://linuxize.com/post/how-to-create-symbolic-links-in-linux-using-the-ln-command/" office:target-frame-name="_top" xlink:show="replace" text:style-name="Internet_20_link" text:visited-style-name="Visited_20_Internet_20_Link"><text:span text:style-name="Default_20_Paragraph_20_Font"><text:span text:style-name="T6">https://linuxize.com/post/how-to-create-symbolic-links-in-linux-using-the-ln-command/</text:span></text:span></text:a></text:p>
      <text:p text:style-name="P4"/>
      <text:list xml:id="list112548384297777" text:continue-numbering="true" text:style-name="L1">
        <text:list-item>
          <text:p text:style-name="P9">C-library man pages</text:p>
        </text:list-item>
      </text:list>
      <text:p text:style-name="Preformatted_20_Text"><text:span text:style-name="Source_20_Text">sudo apt-get install glibc-doc</text:span></text:p>
      <text:p text:style-name="P4"/>
      <text:list xml:id="list112548270881007" text:continue-numbering="true" text:style-name="L1">
        <text:list-item>
          <text:p text:style-name="P12">Keyboard shortcuts to go to -</text:p>
          <text:list>
            <text:list-item>
              <text:p text:style-name="P8"><text:span text:style-name="Default_20_Paragraph_20_Font"><text:span text:style-name="T5">Start of command:</text:span></text:span> Ctrl + A</text:p>
            </text:list-item>
            <text:list-item>
              <text:p text:style-name="P8"><text:span text:style-name="Default_20_Paragraph_20_Font"><text:span text:style-name="T5">End of command: <text:s/></text:span></text:span>Ctrl + E</text:p>
            </text:list-item>
          </text:list>
        </text:list-item>
      </text:list>
      <text:p text:style-name="Preformatted_20_Text"/>
      <text:list xml:id="list112547160212207" text:continue-numbering="true" text:style-name="L1">
        <text:list-item>
          <text:p text:style-name="P12">To shut down unresponsive programs/ “restart”</text:p>
          <text:list>
            <text:list-item>
              <text:p text:style-name="P8">Alt + F2; type ‘xkill’; place ‘X’ on window to be closed</text:p>
            </text:list-item>
            <text:list-item>
              <text:p text:style-name="P8">Alt + F2; type ‘r’</text:p>
            </text:list-item>
          </text:list>
        </text:list-item>
      </text:list>
      <text:p text:style-name="Preformatted_20_Text"/>
      <text:list xml:id="list112547808246065" text:continue-numbering="true" text:style-name="L1">
        <text:list-item>
          <text:p text:style-name="P12">TTY</text:p>
          <text:list>
            <text:list-item>
              <text:p text:style-name="P8">To open TTY - Ctrl + Alt + F3 (upto F6)</text:p>
            </text:list-item>
            <text:list-item>
              <text:p text:style-name="P8">To close TTY – Ctrl + Alt + F2 (to return to GUI)</text:p>
            </text:list-item>
          </text:list>
        </text:list-item>
      </text:list>
      <text:p text:style-name="Preformatted_20_Text"/>
      <text:list xml:id="list112547719371400" text:continue-numbering="true" text:style-name="L1">
        <text:list-item>
          <text:p text:style-name="P8"><text:soft-page-break/><text:span text:style-name="Default_20_Paragraph_20_Font"><text:span text:style-name="T5">Installing R - </text:span></text:span><text:a xlink:type="simple" xlink:href="https://cran.r-project.org/" office:target-frame-name="_top" xlink:show="replace" text:style-name="Internet_20_link" text:visited-style-name="Visited_20_Internet_20_Link"><text:span text:style-name="Default_20_Paragraph_20_Font"><text:span text:style-name="T5">https://cran.r-project.org/</text:span></text:span></text:a></text:p>
        </text:list-item>
      </text:list>
      <text:p text:style-name="P7"/>
      <text:list xml:id="list112547933439543" text:continue-numbering="true" text:style-name="L1">
        <text:list-item>
          <text:p text:style-name="P8"><text:span text:style-name="Default_20_Paragraph_20_Font"><text:span text:style-name="T5">404 Error (PPA) – </text:span></text:span><text:a xlink:type="simple" xlink:href="https://askubuntu.com/questions/65911/how-can-i-fix-a-404-error-when-using-a-ppa-or-updating-my-package-lists" office:target-frame-name="_top" xlink:show="replace" text:style-name="Internet_20_link" text:visited-style-name="Visited_20_Internet_20_Link"><text:span text:style-name="Default_20_Paragraph_20_Font"><text:span text:style-name="T5">https://askubuntu.com/questions/65911/how-can-i-fix-a-404-error-when-using-a-ppa-or-updating-my-package-lists</text:span></text:span></text:a></text:p>
        </text:list-item>
      </text:list>
      <text:p text:style-name="P7">(Go to Software Manager &gt; Other Software and uncheck)</text:p>
      <text:p text:style-name="P7"/>
      <text:list xml:id="list112548814109991" text:continue-numbering="true" text:style-name="L1">
        <text:list-item>
          <text:p text:style-name="P8"><text:span text:style-name="Default_20_Paragraph_20_Font"><text:span text:style-name="T5">Unzipping and installing .tar.gz – </text:span></text:span><text:a xlink:type="simple" xlink:href="https://askubuntu.com/questions/191390/how-to-use-sudo-command-to-install-tar-gz" office:target-frame-name="_top" xlink:show="replace" text:style-name="Internet_20_link" text:visited-style-name="Visited_20_Internet_20_Link"><text:span text:style-name="Default_20_Paragraph_20_Font"><text:span text:style-name="T5">https://askubuntu.com/questions/191390/how-to-use-sudo-command-to-install-tar-gz</text:span></text:span></text:a></text:p>
        </text:list-item>
      </text:list>
      <text:p text:style-name="P7"/>
      <text:list xml:id="list112548651052880" text:continue-numbering="true" text:style-name="L1">
        <text:list-item>
          <text:p text:style-name="P12">Target Packages configured multiple times –</text:p>
          <text:list>
            <text:list-item>
              <text:p text:style-name="P8"><text:a xlink:type="simple" xlink:href="https://askubuntu.com/questions/760896/how-can-i-fix-apt-error-w-target-packages-is-configured-multiple-times" office:target-frame-name="_top" xlink:show="replace" text:style-name="Internet_20_link" text:visited-style-name="Visited_20_Internet_20_Link"><text:span text:style-name="Default_20_Paragraph_20_Font"><text:span text:style-name="T5">https://askubuntu.com/questions/760896/how-can-i-fix-apt-error-w-target-packages-is-configured-multiple-times</text:span></text:span></text:a></text:p>
            </text:list-item>
            <text:list-item>
              <text:p text:style-name="P8"><text:a xlink:type="simple" xlink:href="https://itsfoss.com/fixing-target-packages-configured-multiple-times/" office:target-frame-name="_top" xlink:show="replace" text:style-name="Internet_20_link" text:visited-style-name="Visited_20_Internet_20_Link"><text:span text:style-name="Default_20_Paragraph_20_Font"><text:span text:style-name="T5">https://itsfoss.com/fixing-target-packages-configured-multiple-times/</text:span></text:span></text:a></text:p>
            </text:list-item>
          </text:list>
        </text:list-item>
      </text:list>
      <text:p text:style-name="P7"/>
      <text:list xml:id="list112547182455326" text:continue-numbering="true" text:style-name="L1">
        <text:list-item>
          <text:p text:style-name="P12">Redirection (input and output)</text:p>
        </text:list-item>
      </text:list>
      <text:p text:style-name="Preformatted_20_Text">./a.out &lt; inputFile.txt &gt; outputFile.txt (OR)</text:p>
      <text:p text:style-name="Preformatted_20_Text">freopen("input.txt", "r", stdin);</text:p>
      <text:p text:style-name="Preformatted_20_Text">freopen(“output.txt”, “w”, stdout);</text:p>
      <text:p text:style-name="Preformatted_20_Text"/>
      <text:list xml:id="list112548020961859" text:continue-numbering="true" text:style-name="L1">
        <text:list-item>
          <text:p text:style-name="P12">Installing Node.js</text:p>
          <text:list>
            <text:list-item>
              <text:p text:style-name="P8">Use curl</text:p>
            </text:list-item>
            <text:list-item>
              <text:p text:style-name="P8">use npm link to link with @angular/cli</text:p>
            </text:list-item>
          </text:list>
        </text:list-item>
      </text:list>
      <text:p text:style-name="Preformatted_20_Text"/>
      <text:list xml:id="list112548596650992" text:continue-numbering="true" text:style-name="L1">
        <text:list-item>
          <text:p text:style-name="P12">Killing a process running on a port</text:p>
          <text:list>
            <text:list-item>
              <text:p text:style-name="P8">sudo kill -9 $(sudo lsof -t -i:PORT_NUM)</text:p>
            </text:list-item>
          </text:list>
        </text:list-item>
      </text:list>
      <text:p text:style-name="Preformatted_20_Text">(-9 is for force kill)</text:p>
      <text:list xml:id="list112547452057320" text:continue-numbering="true" text:style-name="L1">
        <text:list-item>
          <text:list>
            <text:list-item>
              <text:p text:style-name="P8"><text:a xlink:type="simple" xlink:href="https://stackoverflow.com/questions/9346211/how-to-kill-a-process-on-a-port-on-ubuntu" office:target-frame-name="_top" xlink:show="replace" text:style-name="Internet_20_link" text:visited-style-name="Visited_20_Internet_20_Link">https://stackoverflow.com/questions/9346211/how-to-kill-a-process-on-a-port-on-ubuntu</text:a></text:p>
            </text:list-item>
          </text:list>
        </text:list-item>
      </text:list>
      <text:p text:style-name="Preformatted_20_Text"/>
      <text:list xml:id="list112548192474524" text:continue-numbering="true" text:style-name="L1">
        <text:list-item>
          <text:p text:style-name="P12">Viewing processes running on ports</text:p>
          <text:list>
            <text:list-item>
              <text:p text:style-name="P8">lsof -t -itcp:PORT_NUM</text:p>
            </text:list-item>
            <text:list-item>
              <text:p text:style-name="P8"><text:a xlink:type="simple" xlink:href="https://askubuntu.com/questions/227161/how-can-we-find-which-process-is-using-a-particular-port" office:target-frame-name="_top" xlink:show="replace" text:style-name="Internet_20_link" text:visited-style-name="Visited_20_Internet_20_Link"><text:span text:style-name="Default_20_Paragraph_20_Font"><text:span text:style-name="T5">https://askubuntu.com/questions/227161/how-can-we-find-which-process-is-using-a-particular-port</text:span></text:span></text:a></text:p>
            </text:list-item>
          </text:list>
        </text:list-item>
      </text:list>
      <text:p text:style-name="Preformatted_20_Text"><text:s/></text:p>
      <text:list xml:id="list112548771602136" text:continue-numbering="true" text:style-name="L1">
        <text:list-item>
          <text:p text:style-name="P12">Opening Anaconda</text:p>
          <text:list>
            <text:list-item>
              <text:p text:style-name="P8">anaconda-navigator</text:p>
            </text:list-item>
            <text:list-item>
              <text:p text:style-name="P8">jupyter-notebook (to access Jupyter Notebook directly)</text:p>
            </text:list-item>
          </text:list>
        </text:list-item>
      </text:list>
      <text:p text:style-name="Preformatted_20_Text"/>
      <text:list xml:id="list112548324914101" text:continue-numbering="true" text:style-name="L1">
        <text:list-item>
          <text:p text:style-name="P12">Adding chromedriver to PATH</text:p>
          <text:list>
            <text:list-item>
              <text:p text:style-name="P8"><text:a xlink:type="simple" xlink:href="https://askubuntu.com/questions/1235957/how-to-add-chromedriver-to-path-in-ubuntu" office:target-frame-name="_top" xlink:show="replace" text:style-name="Internet_20_link" text:visited-style-name="Visited_20_Internet_20_Link">https://askubuntu.com/questions/1235957/how-to-add-chromedriver-to-path-in-ubuntu</text:a></text:p>
            </text:list-item>
          </text:list>
        </text:list-item>
      </text:list>
      <text:p text:style-name="Preformatted_20_Text"/>
      <text:list xml:id="list112547773664008" text:continue-numbering="true" text:style-name="L1">
        <text:list-item>
          <text:p text:style-name="P12">Hamachi installation</text:p>
          <text:list>
            <text:list-item>
              <text:p text:style-name="P8"><text:a xlink:type="simple" xlink:href="https://help.ubuntu.com/community/Hamachi" office:target-frame-name="_top" xlink:show="replace" text:style-name="Internet_20_link" text:visited-style-name="Visited_20_Internet_20_Link">https://help.ubuntu.com/community/Hamachi</text:a></text:p>
            </text:list-item>
          </text:list>
        </text:list-item>
      </text:list>
      <text:p text:style-name="Preformatted_20_Text"/>
      <text:list xml:id="list112548556004595" text:continue-numbering="true" text:style-name="L1">
        <text:list-item>
          <text:p text:style-name="P12">Check SSH status</text:p>
          <text:list>
            <text:list-item>
              <text:p text:style-name="P8">sudo systemctl status ssh</text:p>
            </text:list-item>
          </text:list>
        </text:list-item>
      </text:list>
      <text:p text:style-name="Preformatted_20_Text"/>
      <text:list xml:id="list112548946789210" text:continue-numbering="true" text:style-name="L1">
        <text:list-item>
          <text:p text:style-name="P8">Enabling KVM for Android Studio</text:p>
          <text:list>
            <text:list-item>
              <text:p text:style-name="P8"><text:a xlink:type="simple" xlink:href="https://help.ubuntu.com/community/KVM/Installation" office:target-frame-name="_top" xlink:show="replace" text:style-name="Internet_20_link" text:visited-style-name="Visited_20_Internet_20_Link">https://help.ubuntu.com/community/KVM/Installation</text:a></text:p>
              <text:list>
                <text:list-item>
                  <text:p text:style-name="P8"><text:a xlink:type="simple" xlink:href="https://askubuntu.com/questions/1089753/e-package-libvirt-bin-has-no-installation-candidate" office:target-frame-name="_top" xlink:show="replace" text:style-name="Internet_20_link" text:visited-style-name="Visited_20_Internet_20_Link">https://askubuntu.com/questions/1089753/e-package-libvirt-bin-has-no-installation-candidate</text:a></text:p>
                </text:list-item>
                <text:list-item>
                  <text:p text:style-name="P8"><text:a xlink:type="simple" xlink:href="https://askubuntu.com/questions/1056635/error-no-candidate-version-found-for-kvm" office:target-frame-name="_top" xlink:show="replace" text:style-name="Internet_20_link" text:visited-style-name="Visited_20_Internet_20_Link">https://askubuntu.com/questions/1056635/error-no-candidate-version-found-for-kvm</text:a></text:p>
                </text:list-item>
              </text:list>
            </text:list-item>
            <text:list-item>
              <text:p text:style-name="P8"><text:a xlink:type="simple" xlink:href="https://developer.android.com/studio/run/emulator-acceleration#dependencies-gpu" office:target-frame-name="_top" xlink:show="replace" text:style-name="Internet_20_link" text:visited-style-name="Visited_20_Internet_20_Link">https://developer.android.com/studio/run/emulator-acceleration#dependencies-gpu</text:a></text:p>
              <text:list>
                <text:list-item>
                  <text:p text:style-name="P8"><text:soft-page-break/><text:a xlink:type="simple" xlink:href="https://stackoverflow.com/questions/47630630/android-sdk-ubuntu-default-path" office:target-frame-name="_top" xlink:show="replace" text:style-name="Internet_20_link" text:visited-style-name="Visited_20_Internet_20_Link">https://stackoverflow.com/questions/47630630/android-sdk-ubuntu-default-path</text:a></text:p>
                </text:list-item>
                <text:list-item>
                  <text:p text:style-name="P8"><text:a xlink:type="simple" xlink:href="https://askubuntu.com/questions/885658/android-sdk-repositories-cfg-could-not-be-loaded" office:target-frame-name="_top" xlink:show="replace" text:style-name="Internet_20_link" text:visited-style-name="Visited_20_Internet_20_Link">https://askubuntu.com/questions/885658/android-sdk-repositories-cfg-could-not-be-loaded</text:a></text:p>
                </text:list-item>
                <text:list-item>
                  <text:p text:style-name="P8"><text:a xlink:type="simple" xlink:href="https://stackoverflow.com/questions/10269274/i-get-command-not-found-when-i-try-to-run-android-emulator-on-mac-os-x" office:target-frame-name="_top" xlink:show="replace" text:style-name="Internet_20_link" text:visited-style-name="Visited_20_Internet_20_Link">https://stackoverflow.com/questions/10269274/i-get-command-not-found-when-i-try-to-run-android-emulator-on-mac-os-x</text:a></text:p>
                </text:list-item>
                <text:list-item>
                  <text:p text:style-name="P8"><text:a xlink:type="simple" xlink:href="https://stackoverflow.com/questions/26483370/android-emulator-error-message-panic-missing-emulator-engine-program-for-x86" office:target-frame-name="_top" xlink:show="replace" text:style-name="Internet_20_link" text:visited-style-name="Visited_20_Internet_20_Link">https://stackoverflow.com/questions/26483370/android-emulator-error-message-panic-missing-emulator-engine-program-for-x86</text:a></text:p>
                </text:list-item>
              </text:list>
            </text:list-item>
          </text:list>
        </text:list-item>
      </text:list>
      <text:p text:style-name="Preformatted_20_Text"/>
      <text:list xml:id="list112547412008801" text:continue-numbering="true" text:style-name="L1">
        <text:list-item>
          <text:p text:style-name="P8">Docker</text:p>
          <text:list>
            <text:list-item>
              <text:p text:style-name="P8"><text:a xlink:type="simple" xlink:href="https://stackoverflow.com/questions/64221861/an-error-failed-to-solve-with-frontend-dockerfile-v0" text:style-name="Internet_20_link" text:visited-style-name="Visited_20_Internet_20_Link">https://stackoverflow.com/questions/64221861/an-error-failed-to-solve-with-frontend-dockerfile-v0</text:a></text:p>
            </text:list-item>
          </text:list>
        </text:list-item>
      </text:list>
      <text:p text:style-name="Preformatted_20_Text"/>
      <text:list xml:id="list112548280330142" text:continue-numbering="true" text:style-name="L1">
        <text:list-item>
          <text:p text:style-name="P8">Start MongoDB</text:p>
          <text:list>
            <text:list-item>
              <text:p text:style-name="P8">sudo systemctl enable mongod.service</text:p>
            </text:list-item>
            <text:list-item>
              <text:p text:style-name="P8"><text:a xlink:type="simple" xlink:href="https://askubuntu.com/questions/61503/how-to-start-mongodb-server-on-system-start" office:target-frame-name="_top" xlink:show="replace" text:style-name="Internet_20_link" text:visited-style-name="Visited_20_Internet_20_Link">https://askubuntu.com/questions/61503/how-to-start-mongodb-server-on-system-start</text:a></text:p>
            </text:list-item>
          </text:list>
        </text:list-item>
      </text:list>
      <text:p text:style-name="Preformatted_20_Text"><text:s/></text:p>
      <text:list xml:id="list112549140158699" text:continue-numbering="true" text:style-name="L1">
        <text:list-item>
          <text:p text:style-name="P8">Removing a package using snap</text:p>
          <text:list>
            <text:list-item>
              <text:p text:style-name="P8">sudo snap remove &lt;package-name&gt;</text:p>
            </text:list-item>
          </text:list>
        </text:list-item>
      </text:list>
      <text:p text:style-name="Preformatted_20_Text"/>
      <text:list xml:id="list112549202275707" text:continue-numbering="true" text:style-name="L1">
        <text:list-item>
          <text:p text:style-name="P8"><text:span text:style-name="Default_20_Paragraph_20_Font"><text:span text:style-name="T5">Compressing images using</text:span></text:span> imagemagick</text:p>
          <text:list>
            <text:list-item>
              <text:p text:style-name="P8"><text:a xlink:type="simple" xlink:href="https://stackoverflow.com/questions/7261855/recommendation-for-compressing-jpg-files-with-imagemagick" office:target-frame-name="_top" xlink:show="replace" text:style-name="Internet_20_link" text:visited-style-name="Visited_20_Internet_20_Link"><text:span text:style-name="Default_20_Paragraph_20_Font"><text:span text:style-name="T5">https://stackoverflow.com/questions/7261855/recommendation-for-compressing-jpg-files-with-imagemagick</text:span></text:span></text:a></text:p>
            </text:list-item>
          </text:list>
        </text:list-item>
      </text:list>
      <text:p text:style-name="Standard"/>
      <text:p text:style-name="Standard">Other questions and stuff to look into</text:p>
      <text:list xml:id="list3336575366" text:style-name="L3">
        <text:list-item>
          <text:p text:style-name="P16">MATLAB versions</text:p>
        </text:list-item>
        <text:list-item>
          <text:p text:style-name="P16">When to work as root?</text:p>
        </text:list-item>
        <text:list-item>
          <text:p text:style-name="P16">.localhost in Firefox</text:p>
        </text:list-item>
        <text:list-item>
          <text:p text:style-name="P16">usr, etc files – what do they hold?</text:p>
        </text:list-item>
        <text:list-item>
          <text:p text:style-name="P16">Chown command</text:p>
        </text:list-item>
        <text:list-item>
          <text:p text:style-name="P16">Enable password for MySql</text:p>
        </text:list-item>
      </text:list>
      <text:p text:style-name="Standard"/>
      <text:p text:style-name="Standard">R</text:p>
      <text:list xml:id="list2865233162" text:style-name="L4">
        <text:list-item>
          <text:p text:style-name="P17">assignemt &lt;-</text:p>
        </text:list-item>
        <text:list-item>
          <text:p text:style-name="P17">3 datatypes – numeric, character, logical(T, F, TRUE, FALSE)</text:p>
        </text:list-item>
        <text:list-item>
          <text:p text:style-name="P17">case-sensitive</text:p>
        </text:list-item>
        <text:list-item>
          <text:p text:style-name="P17">use the function c(...) for vector</text:p>
        </text:list-item>
        <text:list-item>
          <text:p text:style-name="P17">use as.factor(...) to categorize data</text:p>
        </text:list-item>
        <text:list-item>
          <text:p text:style-name="P17">use list(...) to create a list</text:p>
        </text:list-item>
        <text:list-item>
          <text:p text:style-name="P17"/>
        </text:list-item>
      </text:list>
      <text:p text:style-name="Standard"/>
      <text:p text:style-name="Standard">Passwords</text:p>
      <text:list xml:id="list1702870398" text:style-name="L5">
        <text:list-item>
          <text:p text:style-name="P18">MySQL: username- root; password: <text:a xlink:type="simple" xlink:href="mailto:CS@iitm91" office:target-frame-name="_top" xlink:show="replace" text:style-name="Internet_20_link" text:visited-style-name="Visited_20_Internet_20_Link">CS@iitm91</text:a></text:p>
        </text:list-item>
        <text:list-item>
          <text:p text:style-name="P18">Drupal: username- gokullan; password: <text:a xlink:type="simple" xlink:href="mailto:CS@iitm91" office:target-frame-name="_top" xlink:show="replace" text:style-name="Internet_20_link" text:visited-style-name="Visited_20_Internet_20_Link">CS@iitm91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07-27T22:40:00Z</meta:creation-date>
    <dc:date>2023-04-12T11:25:46.289936039</dc:date>
    <meta:print-date>2021-10-16T13:17:00Z</meta:print-date>
    <meta:editing-cycles>105</meta:editing-cycles>
    <meta:editing-duration>PT11H2M59S</meta:editing-duration>
    <meta:document-statistic meta:table-count="0" meta:image-count="0" meta:object-count="0" meta:page-count="7" meta:paragraph-count="257" meta:word-count="1252" meta:character-count="11663" meta:non-whitespace-character-count="10838"/>
    <meta:template xlink:type="simple" xlink:actuate="onRequest" xlink:title="" xlink:href="Normal"/>
  </office:meta>
</office:document-meta>
</file>